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abelle2" style:family="table">
      <style:table-properties style:width="17.009cm" fo:margin-left="0cm" table:align="left"/>
    </style:style>
    <style:style style:name="Tabelle2.A" style:family="table-column">
      <style:table-column-properties style:column-width="2.609cm"/>
    </style:style>
    <style:style style:name="Tabelle2.B" style:family="table-column">
      <style:table-column-properties style:column-width="3.6cm"/>
    </style:style>
    <style:style style:name="Tabelle2.A1" style:family="table-cell">
      <style:table-cell-properties fo:padding="0.097cm" fo:border-left="0.05pt solid #000000" fo:border-right="none" fo:border-top="0.05pt solid #000000" fo:border-bottom="0.05pt solid #000000"/>
    </style:style>
    <style:style style:name="Tabelle2.E1" style:family="table-cell">
      <style:table-cell-properties fo:padding="0.097cm" fo:border="0.05pt solid #000000"/>
    </style:style>
    <style:style style:name="Tabelle2.A2" style:family="table-cell">
      <style:table-cell-properties style:vertical-align="middle" fo:padding="0.097cm" fo:border-left="0.05pt solid #000000" fo:border-right="none" fo:border-top="none" fo:border-bottom="0.05pt solid #000000"/>
    </style:style>
    <style:style style:name="Tabelle2.E2"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1a622f2" officeooo:paragraph-rsid="01a622f2"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center" style:justify-single-word="false"/>
      <style:text-properties style:font-name="Liberation Serif" fo:font-size="12pt" officeooo:rsid="01b5c207" officeooo:paragraph-rsid="01b5c207" style:font-size-asian="12pt" style:font-size-complex="12pt"/>
    </style:style>
    <style:style style:name="P5" style:family="paragraph" style:parent-style-name="Table_20_Contents">
      <style:paragraph-properties fo:text-align="center" style:justify-single-word="false"/>
      <style:text-properties style:font-name="Liberation Serif" fo:font-size="12pt" style:font-size-asian="12pt" style:font-size-complex="12pt"/>
    </style:style>
    <style:style style:name="P6" style:family="paragraph" style:parent-style-name="Standard">
      <style:paragraph-properties fo:text-align="start" style:justify-single-word="false"/>
      <style:text-properties style:font-name="Liberation Serif" fo:font-size="12pt" fo:font-style="normal" fo:font-weight="normal" officeooo:rsid="01922dcb" officeooo:paragraph-rsid="019cd5af"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font-name="Liberation Serif" fo:font-size="12pt" fo:font-style="normal" fo:font-weight="normal" officeooo:rsid="01922dcb" officeooo:paragraph-rsid="01b5c207"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Liberation Serif" fo:font-size="14pt" fo:font-style="normal" fo:font-weight="bold" officeooo:rsid="01922dcb" officeooo:paragraph-rsid="019cd5af" style:font-size-asian="14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fo:break-before="page"/>
      <style:text-properties style:font-name="Liberation Serif" fo:font-size="14pt" fo:font-style="normal" fo:font-weight="bold" officeooo:rsid="01922dcb" officeooo:paragraph-rsid="019cd5af" style:font-size-asian="14pt" style:font-style-asian="normal" style:font-weight-asian="bold" style:font-size-complex="14pt" style:font-style-complex="normal" style:font-weight-complex="bold"/>
    </style:style>
    <style:style style:name="P10" style:family="paragraph" style:parent-style-name="Standard">
      <style:paragraph-properties fo:text-align="start" style:justify-single-word="false"/>
      <style:text-properties style:font-name="Liberation Serif" fo:font-size="10pt" fo:font-style="normal" fo:font-weight="normal" officeooo:rsid="01922dcb" officeooo:paragraph-rsid="019cd5af" style:font-size-asian="8.75pt" style:font-style-asian="normal" style:font-weight-asian="normal" style:font-size-complex="10pt" style:font-style-complex="normal" style:font-weight-complex="normal"/>
    </style:style>
    <style:style style:name="P11" style:family="paragraph" style:parent-style-name="Standard">
      <style:paragraph-properties fo:text-align="start" style:justify-single-word="false"/>
      <style:text-properties style:font-name="Liberation Serif" fo:font-size="10pt" fo:font-style="normal" officeooo:rsid="01e03e6a" officeooo:paragraph-rsid="01baa933" style:font-size-asian="10pt" style:font-style-asian="normal" style:font-size-complex="10pt" style:font-style-complex="normal"/>
    </style:style>
    <style:style style:name="P12" style:family="paragraph" style:parent-style-name="Standard">
      <style:paragraph-properties fo:text-align="start" style:justify-single-word="false"/>
      <style:text-properties style:font-name="Courier New" fo:font-size="12pt" fo:font-style="normal" fo:font-weight="normal" officeooo:rsid="01922dcb" officeooo:paragraph-rsid="019cd5af"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Courier New" fo:font-size="12pt" fo:font-style="italic" fo:font-weight="normal" officeooo:rsid="01922dcb" officeooo:paragraph-rsid="019cd5af" style:font-size-asian="12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fo:break-before="page"/>
      <style:text-properties style:font-name="Courier New" fo:font-size="12pt" fo:font-style="italic" fo:font-weight="normal" officeooo:rsid="01922dcb" officeooo:paragraph-rsid="019cd5af" style:font-size-asian="12pt" style:font-style-asian="italic" style:font-weight-asian="normal" style:font-size-complex="12pt" style:font-style-complex="italic" style:font-weight-complex="normal"/>
    </style:style>
    <style:style style:name="P15" style:family="paragraph" style:parent-style-name="Standard" style:list-style-name="L1">
      <style:paragraph-properties fo:margin-left="0.7cm" fo:margin-right="0cm" fo:margin-top="0cm" fo:margin-bottom="0cm" style:contextual-spacing="false" fo:text-align="start" style:justify-single-word="false" fo:text-indent="-0.7cm" style:auto-text-indent="false">
        <style:tab-stops/>
      </style:paragraph-properties>
      <style:text-properties style:font-name="Liberation Serif" fo:font-size="12pt" fo:font-weight="normal" officeooo:rsid="00adaca6" officeooo:paragraph-rsid="01b5c207" style:font-size-asian="12pt" style:font-weight-asian="normal" style:font-size-complex="12pt" style:font-weight-complex="normal"/>
    </style:style>
    <style:style style:name="P16" style:family="paragraph" style:parent-style-name="Standard" style:list-style-name="L2">
      <style:paragraph-properties fo:text-align="justify" style:justify-single-word="false"/>
      <style:text-properties style:font-name="Liberation Serif" fo:font-size="12pt" fo:font-style="normal" fo:font-weight="normal" officeooo:rsid="01922dcb" officeooo:paragraph-rsid="01b5c207" style:font-size-asian="12pt" style:font-style-asian="normal" style:font-weight-asian="normal" style:font-size-complex="12pt" style:font-style-complex="normal" style:font-weight-complex="normal"/>
    </style:style>
    <style:style style:name="P17" style:family="paragraph" style:parent-style-name="Standard" style:list-style-name="L2">
      <style:paragraph-properties fo:text-align="start" style:justify-single-word="false"/>
      <style:text-properties style:font-name="Times New Roman1" fo:font-size="11pt" fo:font-style="normal" officeooo:rsid="006a5658" officeooo:paragraph-rsid="01b5c207" style:font-size-asian="11pt" style:font-style-asian="normal" style:font-size-complex="11pt" style:font-style-complex="normal"/>
    </style:style>
    <style:style style:name="P1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1b5c207"/>
    </style:style>
    <style:style style:name="T2" style:family="text">
      <style:text-properties officeooo:rsid="015f19d4"/>
    </style:style>
    <style:style style:name="T3" style:family="text">
      <style:text-properties fo:font-weight="bold" style:font-weight-asian="bold" style:font-weight-complex="bold"/>
    </style:style>
    <style:style style:name="T4" style:family="text">
      <style:text-properties style:font-name="Liberation Serif" fo:font-size="12pt" fo:font-weight="normal" officeooo:rsid="01922dcb" style:font-size-asian="12pt" style:font-weight-asian="normal" style:font-size-complex="12pt" style:font-weight-complex="normal"/>
    </style:style>
    <style:style style:name="T5" style:family="text">
      <style:text-properties style:font-name="Liberation Serif" fo:font-size="12pt" fo:font-weight="normal" officeooo:rsid="01b5c207" style:font-size-asian="12pt" style:font-weight-asian="normal" style:font-size-complex="12pt" style:font-weight-complex="normal"/>
    </style:style>
    <style:style style:name="T6" style:family="text">
      <style:text-properties fo:font-style="normal" officeooo:rsid="01922dcb" style:font-style-asian="normal" style:font-style-complex="normal"/>
    </style:style>
    <style:style style:name="T7" style:family="text">
      <style:text-properties style:font-name="Courier New"/>
    </style:style>
    <style:style style:name="T8" style:family="text">
      <style:text-properties style:font-name="Courier New" fo:font-style="normal" officeooo:rsid="01922dcb" style:font-style-asian="normal" style:font-style-complex="normal"/>
    </style:style>
    <style:style style:name="T9" style:family="text">
      <style:text-properties style:font-name="Courier New" fo:font-style="normal" fo:font-weight="bold" officeooo:rsid="01922dcb" style:font-style-asian="normal" style:font-weight-asian="bold" style:font-style-complex="normal" style:font-weight-complex="bold"/>
    </style:style>
    <style:style style:name="T10" style:family="text">
      <style:text-properties style:font-name="Courier New" fo:font-style="normal" fo:font-weight="bold" officeooo:rsid="01beaa6f" style:font-style-asian="normal" style:font-weight-asian="bold" style:font-style-complex="normal" style:font-weight-complex="bold"/>
    </style:style>
    <style:style style:name="T11" style:family="text">
      <style:text-properties style:font-name="Courier New" fo:font-weight="bold" style:font-weight-asian="bold" style:font-weight-complex="bold"/>
    </style:style>
    <style:style style:name="T12" style:family="text">
      <style:text-properties officeooo:rsid="00840c47"/>
    </style:style>
    <style:style style:name="T13" style:family="text">
      <style:text-properties fo:font-weight="normal" style:font-weight-asian="normal" style:font-weight-complex="normal"/>
    </style:style>
    <style:style style:name="T14" style:family="text">
      <style:text-properties fo:font-weight="normal" officeooo:rsid="0118ee2a" style:font-weight-asian="normal" style:font-weight-complex="normal"/>
    </style:style>
    <style:style style:name="T15" style:family="text">
      <style:text-properties fo:font-size="11pt" style:font-size-asian="11pt" style:font-size-complex="11pt"/>
    </style:style>
    <style:style style:name="T16" style:family="text">
      <style:text-properties fo:font-size="11pt" officeooo:rsid="01b5c207" style:font-size-asian="11pt" style:font-size-complex="11pt"/>
    </style:style>
    <style:style style:name="T17" style:family="text">
      <style:text-properties fo:font-size="11pt" officeooo:rsid="01c23703" style:font-size-asian="11pt" style:font-size-complex="11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ogrammschritte zählen</text:p>
      <text:p text:style-name="P6"/>
      <text:p text:style-name="P6">Um eine Größenordnung für die Laufzeit von Programmen anzugeben, kann man zählen, wie viele Schritte das Programm durchschnittlich ausführt. Bei einem Programm mit Arrays ist die Anzahl der Schritte abhängig von der Länge des Arrays. Man kann zunächst die Schritte für eine bestimmte Länge des Arrays zählen. <text:s/>Ziel ist aber, die Schritte allgemein für eine Liste der Länge n anzugeben.</text:p>
      <text:p text:style-name="P6"/>
      <text:p text:style-name="P6"/>
      <text:p text:style-name="P8">Programmschritte</text:p>
      <text:p text:style-name="P6"/>
      <text:p text:style-name="P6">Ein <text:span text:style-name="T1">einzelner </text:span>„Schritt“ <text:span text:style-name="T1">(also eine elementare Prozessor-Anweisung) </text:span>wird benötigt für</text:p>
      <text:list xml:id="list2220122358" text:style-name="L1">
        <text:list-item>
          <text:p text:style-name="P15"><text:span text:style-name="T6">eine Zuweisung (z.B. </text:span><text:span text:style-name="T8">temp </text:span><text:span text:style-name="T9">=</text:span><text:span text:style-name="T8"> liste[i];</text:span><text:span text:style-name="T6">)</text:span></text:p>
        </text:list-item>
        <text:list-item>
          <text:p text:style-name="P15"><text:span text:style-name="T6">eine Rechnung <text:s/>(z.B. </text:span><text:span text:style-name="T8">i </text:span><text:span text:style-name="T10">+</text:span><text:span text:style-name="T8"> 1</text:span><text:span text:style-name="T6">)</text:span></text:p>
        </text:list-item>
        <text:list-item>
          <text:p text:style-name="P15"><text:span text:style-name="T6">einen Vergleich (z.B. </text:span><text:span text:style-name="T8">if (liste[i] </text:span><text:span text:style-name="T9">&gt;</text:span><text:span text:style-name="T8"> liste[min]) …</text:span><text:span text:style-name="T6">)</text:span></text:p>
        </text:list-item>
      </text:list>
      <text:p text:style-name="P6"/>
      <text:p text:style-name="P6">Eine Zeile <text:span text:style-name="T1">benötigt of</text:span> mehrere Schritte: Die Zeile <text:span text:style-name="T7">liste[i] </text:span><text:span text:style-name="T11">=</text:span><text:span text:style-name="T7"> liste[j</text:span><text:span text:style-name="T11">+</text:span><text:span text:style-name="T7">1];</text:span> enthält <text:span text:style-name="T1">z.B. </text:span>eine Rechnung und eine Zuweisung, also insgesamt zwei Schritte<text:note text:id="ftn1" text:note-class="footnote"><text:note-citation>1</text:note-citation><text:note-body><text:p text:style-name="Footnote"><text:span text:style-name="T15"><text:s text:c="2"/></text:span><text:span text:style-name="T16">Die Indizierung liste[i] benötigt tatsächlich auch einen Prozessorbefehl (</text:span><text:span text:style-name="T17">eine </text:span><text:span text:style-name="T16">Addition), aber das vernachlässigen wir an dieser Stelle.</text:span></text:p></text:note-body></text:note>.</text:p>
      <text:p text:style-name="P6"/>
      <text:p text:style-name="P6"/>
      <text:p text:style-name="P8">Aufgabe</text:p>
      <text:p text:style-name="P6"/>
      <text:p text:style-name="P6">Auf Seite 2 ist der <text:span text:style-name="T1">Quellcode</text:span> für das Verschieben aller Einträge um eine Position nach links sowie für drei Suchverfahren gegeben (nur die Schleifen ohne Methoden-Köpfe).</text:p>
      <text:p text:style-name="P6"/>
      <text:list xml:id="list738629264" text:style-name="L2">
        <text:list-item>
          <text:p text:style-name="P17"><text:span text:style-name="T4">Zähle, wie viele Schritte jedes Verfahren benötigt, für eine Liste mit 5 bzw. 10 Einträgen<text:line-break/></text:span><text:span text:style-name="T5">Trage deine Ergebnisse in die Tabelle ein.</text:span></text:p>
        </text:list-item>
      </text:list>
      <text:p text:style-name="P7"/>
      <text:list xml:id="list124747709121930" text:continue-numbering="true" text:style-name="L2">
        <text:list-item>
          <text:p text:style-name="P16">Verallgemeinere die Zählung nun für eine Liste mit n Einträgen.</text:p>
        </text:list-item>
      </text:list>
      <text:p text:style-name="P6"/>
      <text:p text:style-name="P6"/>
      <table:table table:name="Tabelle2" table:style-name="Tabelle2">
        <table:table-column table:style-name="Tabelle2.A"/>
        <table:table-column table:style-name="Tabelle2.B" table:number-columns-repeated="4"/>
        <table:table-row table:style-name="TableLine1954727234336">
          <table:table-cell table:style-name="Tabelle2.A1" office:value-type="string">
            <text:p text:style-name="P4">Anzahl </text:p>
            <text:p text:style-name="P4">Elemente</text:p>
          </table:table-cell>
          <table:table-cell table:style-name="Tabelle2.A1" office:value-type="string">
            <text:p text:style-name="P4">Verschieben</text:p>
          </table:table-cell>
          <table:table-cell table:style-name="Tabelle2.A1" office:value-type="string">
            <text:p text:style-name="P4">Bubble Sort</text:p>
            <text:p text:style-name="P4">einfach</text:p>
          </table:table-cell>
          <table:table-cell table:style-name="Tabelle2.A1" office:value-type="string">
            <text:p text:style-name="P4">Bubble Sort</text:p>
            <text:p text:style-name="P4">optimiert</text:p>
          </table:table-cell>
          <table:table-cell table:style-name="Tabelle2.E1" office:value-type="string">
            <text:p text:style-name="P4">Selection Sort</text:p>
          </table:table-cell>
        </table:table-row>
        <table:table-row table:style-name="TableLine1954727237216">
          <table:table-cell table:style-name="Tabelle2.A2" office:value-type="string">
            <text:p text:style-name="P4">5</text:p>
          </table:table-cell>
          <table:table-cell table:style-name="Tabelle2.A2" office:value-type="string">
            <text:p text:style-name="P5"/>
            <text:p text:style-name="P5"/>
            <text:p text:style-name="P5"/>
            <text:p text:style-name="P5"/>
          </table:table-cell>
          <table:table-cell table:style-name="Tabelle2.A2" office:value-type="string">
            <text:p text:style-name="P5"/>
          </table:table-cell>
          <table:table-cell table:style-name="Tabelle2.A2" office:value-type="string">
            <text:p text:style-name="P5"/>
          </table:table-cell>
          <table:table-cell table:style-name="Tabelle2.E2" office:value-type="string">
            <text:p text:style-name="P5"/>
          </table:table-cell>
        </table:table-row>
        <table:table-row table:style-name="TableLine1954727226848">
          <table:table-cell table:style-name="Tabelle2.A2" office:value-type="string">
            <text:p text:style-name="P4">10</text:p>
          </table:table-cell>
          <table:table-cell table:style-name="Tabelle2.A2" office:value-type="string">
            <text:p text:style-name="P5"/>
            <text:p text:style-name="P5"/>
            <text:p text:style-name="P5"/>
            <text:p text:style-name="P5"/>
          </table:table-cell>
          <table:table-cell table:style-name="Tabelle2.A2" office:value-type="string">
            <text:p text:style-name="P5"/>
          </table:table-cell>
          <table:table-cell table:style-name="Tabelle2.A2" office:value-type="string">
            <text:p text:style-name="P5"/>
          </table:table-cell>
          <table:table-cell table:style-name="Tabelle2.E2" office:value-type="string">
            <text:p text:style-name="P5"/>
          </table:table-cell>
        </table:table-row>
        <table:table-row table:style-name="TableLine1954727229440">
          <table:table-cell table:style-name="Tabelle2.A2" office:value-type="string">
            <text:p text:style-name="P4">n</text:p>
            <text:p text:style-name="P4">(allgemein)</text:p>
          </table:table-cell>
          <table:table-cell table:style-name="Tabelle2.A2" office:value-type="string">
            <text:p text:style-name="P5"/>
            <text:p text:style-name="P5"/>
            <text:p text:style-name="P5"/>
            <text:p text:style-name="P5"/>
          </table:table-cell>
          <table:table-cell table:style-name="Tabelle2.A2" office:value-type="string">
            <text:p text:style-name="P5"/>
          </table:table-cell>
          <table:table-cell table:style-name="Tabelle2.A2" office:value-type="string">
            <text:p text:style-name="P5"/>
          </table:table-cell>
          <table:table-cell table:style-name="Tabelle2.E2" office:value-type="string">
            <text:p text:style-name="P5"/>
          </table:table-cell>
        </table:table-row>
      </table:table>
      <text:p text:style-name="P6"/>
      <text:p text:style-name="P14">// 1. Alle Einträge eins nach links schieben</text:p>
      <text:p text:style-name="P12">for (i = 0; i &lt; liste.length – 1; i++) {</text:p>
      <text:p text:style-name="P12"><text:s text:c="4"/>liste[i] = liste[i + 1];</text:p>
      <text:p text:style-name="P12">}</text:p>
      <text:p text:style-name="P12"/>
      <text:p text:style-name="P12"/>
      <text:p text:style-name="P13">// 2. Bubble Sort: einfache Version</text:p>
      <text:p text:style-name="P12">for (i = 0; i &lt; liste.length - 1; i++) {</text:p>
      <text:p text:style-name="P12"><text:s text:c="4"/>for (j = 0; j &lt; liste.length - 1; j++) {</text:p>
      <text:p text:style-name="P12"><text:s text:c="8"/>if (liste[j] &gt; liste[j+1]) {</text:p>
      <text:p text:style-name="P12"><text:s text:c="12"/>temp <text:s text:c="6"/>= liste[j];</text:p>
      <text:p text:style-name="P12"><text:s text:c="12"/>liste[j] <text:s text:c="2"/>= liste[j+1];</text:p>
      <text:p text:style-name="P12"><text:s text:c="12"/>liste[j+1] = temp;</text:p>
      <text:p text:style-name="P12"><text:s text:c="8"/>}</text:p>
      <text:p text:style-name="P12"><text:s text:c="4"/>}</text:p>
      <text:p text:style-name="P12">}</text:p>
      <text:p text:style-name="P12"/>
      <text:p text:style-name="P12"/>
      <text:p text:style-name="P13">// 3. Bubble Sort: optimierte Version</text:p>
      <text:p text:style-name="P12">for (i = 0; i &lt; liste.length - 1; i++) {</text:p>
      <text:p text:style-name="P12"><text:s text:c="4"/>for (j = 0; j &lt; liste.length <text:span text:style-name="T3">– i</text:span> - 1; j++) {</text:p>
      <text:p text:style-name="P12"><text:s text:c="8"/>if (liste[j] &gt; liste[j+1]) {</text:p>
      <text:p text:style-name="P12"><text:s text:c="12"/>temp <text:s text:c="6"/>= liste[j];</text:p>
      <text:p text:style-name="P12"><text:s text:c="12"/>liste[j] <text:s text:c="2"/>= liste[j+1];</text:p>
      <text:p text:style-name="P12"><text:s text:c="12"/>liste[j+1] = temp;</text:p>
      <text:p text:style-name="P12"><text:s text:c="8"/>}</text:p>
      <text:p text:style-name="P12"><text:s text:c="4"/>}</text:p>
      <text:p text:style-name="P12">}</text:p>
      <text:p text:style-name="P12"/>
      <text:p text:style-name="P12"/>
      <text:p text:style-name="P13">// 4. Selection Sort</text:p>
      <text:p text:style-name="P12">for (i = 0; i &lt; liste.length - 1; i++) {</text:p>
      <text:p text:style-name="P12"><text:s text:c="4"/>for (j = i + 1; j &lt; liste.length; j++) {</text:p>
      <text:p text:style-name="P12"><text:s text:c="8"/>if (liste[j] &lt; liste[min]) {</text:p>
      <text:p text:style-name="P12"><text:s text:c="12"/>min = j;</text:p>
      <text:p text:style-name="P12"><text:s text:c="8"/>}</text:p>
      <text:p text:style-name="P12"><text:s text:c="4"/>}</text:p>
      <text:p text:style-name="P12"><text:s text:c="4"/>temp <text:s text:c="6"/>= liste[i];</text:p>
      <text:p text:style-name="P12"><text:s text:c="4"/>liste[i] <text:s text:c="2"/>= liste[min];</text:p>
      <text:p text:style-name="P12"><text:s text:c="4"/>liste[min] = temp;</text:p>
      <text:p text:style-name="P12">}</text:p>
      <text:p text:style-name="P12"/>
      <text:p text:style-name="P6"/>
      <text:p text:style-name="P6">Hinweis: wenn im Quellcode eine Verzweigung steht, z.B. if (liste[j] &lt; liste[min]) { min = j }, </text:p>
      <text:p text:style-name="P6">dann findet der Vergleich (liste[j] &lt; liste[min]) in jedem Fall statt. </text:p>
      <text:p text:style-name="P6">Die Anweisung (min = j) findet nicht jedesmal statt, sondern (geschätzt) nur jedes zweite Mal.</text:p>
      <text:p text:style-name="P6"/>
      <text:p text:style-name="P6"/>
      <text:p text:style-name="P6"/>
      <text:p text:style-name="P10"/>
      <text:p text:style-name="P10"/>
      <text:p text:style-name="P10"><draw:frame text:anchor-type="paragraph" draw:z-index="0" draw:name="Form1" draw:style-name="gr1" draw:text-style-name="P18" svg:width="1.795cm" svg:height="0.63cm" svg:x="15.196cm" svg:y="0.196cm"><draw:image xlink:href="Pictures/10000000000000580000001F84D8045FF773DCF2.png" xlink:type="simple" xlink:show="embed" xlink:actuate="onLoad" draw:mime-type="image/png"><text:p/></draw:image></draw:frame></text:p>
      <text:p text:style-name="P11"><text:span text:style-name="T3">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12">pothmann.de</text:span></text:a><text:span text:style-name="T12">, f</text:span><text:span text:style-name="T13">reigegeben unter </text:span><text:a xlink:type="simple" xlink:href="https://creativecommons.org/licenses/by-nc-sa/4.0/" text:style-name="Internet_20_link" text:visited-style-name="Visited_20_Internet_20_Link"><text:span text:style-name="T13">CC BY-NC-SA 4.0</text:span></text:a><text:span text:style-name="T13">, </text:span><text:span text:style-name="T14">April 20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1a622f2" officeooo:paragraph-rsid="01a622f2"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b5c207"/>
    </style:style>
    <style:style style:name="MT2" style:family="text">
      <style:text-properties officeooo:rsid="015f19d4"/>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1954727225120">
            <table:table-cell table:style-name="Tabelle1.A1" office:value-type="string">
              <text:p text:style-name="MP1">Laufzei<text:span text:style-name="MT1">tabschätzung</text:span></text:p>
            </table:table-cell>
            <table:table-cell table:style-name="Tabelle1.A1" office:value-type="string">
              <text:p text:style-name="MP2">Seite <text:page-number text:select-page="current">2</text:page-number></text:p>
            </table:table-cell>
            <table:table-cell table:style-name="Tabelle1.A1" office:value-type="string">
              <text:p text:style-name="MP3">I<text:span text:style-name="MT2">nformatik – Java</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2-08-23T12:47:45.851000000</dc:date>
    <meta:editing-duration>P4DT8H10M48S</meta:editing-duration>
    <meta:editing-cycles>309</meta:editing-cycles>
    <meta:generator>LibreOffice/7.3.3.2$Windows_X86_64 LibreOffice_project/d1d0ea68f081ee2800a922cac8f79445e4603348</meta:generator>
    <meta:print-date>2020-12-02T12:36:52.801000000</meta:print-date>
    <meta:document-statistic meta:table-count="2" meta:image-count="0" meta:object-count="0" meta:page-count="2" meta:paragraph-count="67" meta:word-count="431" meta:character-count="2687" meta:non-whitespace-character-count="2121"/>
  </office:meta>
</office:document-meta>
</file>